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bb9d" officeooo:paragraph-rsid="0018bb9d"/>
    </style:style>
    <style:style style:name="P2" style:family="paragraph" style:parent-style-name="Standard">
      <style:paragraph-properties fo:text-align="start" style:justify-single-word="false"/>
      <style:text-properties officeooo:rsid="0018bb9d" officeooo:paragraph-rsid="0018bb9d"/>
    </style:style>
    <style:style style:name="P3" style:family="paragraph" style:parent-style-name="Standard">
      <style:paragraph-properties fo:text-align="start" style:justify-single-word="false"/>
      <style:text-properties officeooo:rsid="0018bb9d" officeooo:paragraph-rsid="001ba8c1"/>
    </style:style>
    <style:style style:name="P4" style:family="paragraph" style:parent-style-name="Standard">
      <style:paragraph-properties fo:text-align="start" style:justify-single-word="false"/>
      <style:text-properties officeooo:rsid="0019672f" officeooo:paragraph-rsid="0019672f"/>
    </style:style>
    <style:style style:name="P5" style:family="paragraph" style:parent-style-name="Standard">
      <style:paragraph-properties fo:text-align="start" style:justify-single-word="false"/>
      <style:text-properties officeooo:rsid="0019672f" officeooo:paragraph-rsid="001a003e"/>
    </style:style>
    <style:style style:name="P6" style:family="paragraph" style:parent-style-name="Standard">
      <style:paragraph-properties fo:text-align="start" style:justify-single-word="false"/>
      <style:text-properties officeooo:rsid="0019672f" officeooo:paragraph-rsid="001ba8c1"/>
    </style:style>
    <style:style style:name="P7" style:family="paragraph" style:parent-style-name="Standard">
      <style:paragraph-properties fo:text-align="start" style:justify-single-word="false"/>
      <style:text-properties officeooo:rsid="0019672f" officeooo:paragraph-rsid="001df376"/>
    </style:style>
    <style:style style:name="P8" style:family="paragraph" style:parent-style-name="Standard">
      <style:paragraph-properties fo:text-align="start" style:justify-single-word="false"/>
      <style:text-properties officeooo:rsid="0019672f" officeooo:paragraph-rsid="00213046"/>
    </style:style>
    <style:style style:name="P9" style:family="paragraph" style:parent-style-name="Standard">
      <style:paragraph-properties fo:text-align="start" style:justify-single-word="false"/>
      <style:text-properties officeooo:paragraph-rsid="001df376"/>
    </style:style>
    <style:style style:name="P10" style:family="paragraph" style:parent-style-name="Standard">
      <style:paragraph-properties fo:text-align="start" style:justify-single-word="false"/>
      <style:text-properties officeooo:rsid="001ba8c1" officeooo:paragraph-rsid="001ba8c1"/>
    </style:style>
    <style:style style:name="P11" style:family="paragraph" style:parent-style-name="Standard">
      <style:paragraph-properties fo:text-align="start" style:justify-single-word="false"/>
      <style:text-properties officeooo:rsid="001d90c6" officeooo:paragraph-rsid="001d90c6"/>
    </style:style>
    <style:style style:name="P12" style:family="paragraph" style:parent-style-name="Standard">
      <style:paragraph-properties fo:text-align="start" style:justify-single-word="false"/>
      <style:text-properties officeooo:rsid="001d90c6" officeooo:paragraph-rsid="001df376"/>
    </style:style>
    <style:style style:name="P13" style:family="paragraph" style:parent-style-name="Standard">
      <style:paragraph-properties fo:text-align="start" style:justify-single-word="false"/>
      <style:text-properties officeooo:rsid="001d90c6" officeooo:paragraph-rsid="00213046"/>
    </style:style>
    <style:style style:name="P14" style:family="paragraph" style:parent-style-name="Standard">
      <style:paragraph-properties fo:text-align="start" style:justify-single-word="false"/>
      <style:text-properties officeooo:rsid="001df376" officeooo:paragraph-rsid="001df376"/>
    </style:style>
    <style:style style:name="P15" style:family="paragraph" style:parent-style-name="Standard">
      <style:paragraph-properties fo:text-align="start" style:justify-single-word="false"/>
      <style:text-properties fo:color="#000000" officeooo:paragraph-rsid="001df376"/>
    </style:style>
    <style:style style:name="P16" style:family="paragraph" style:parent-style-name="Standard">
      <style:paragraph-properties fo:text-align="start" style:justify-single-word="false"/>
      <style:text-properties officeooo:rsid="001f5377" officeooo:paragraph-rsid="001f5377"/>
    </style:style>
    <style:style style:name="P17" style:family="paragraph" style:parent-style-name="Standard">
      <style:paragraph-properties fo:text-align="start" style:justify-single-word="false"/>
      <style:text-properties officeooo:rsid="00213046" officeooo:paragraph-rsid="00213046"/>
    </style:style>
    <style:style style:name="P18" style:family="paragraph" style:parent-style-name="Standard">
      <style:paragraph-properties fo:text-align="start" style:justify-single-word="false"/>
      <style:text-properties officeooo:rsid="0021fe8c" officeooo:paragraph-rsid="0021fe8c"/>
    </style:style>
    <style:style style:name="P19" style:family="paragraph" style:parent-style-name="Standard">
      <style:paragraph-properties fo:text-align="start" style:justify-single-word="false"/>
      <style:text-properties officeooo:rsid="0019672f" officeooo:paragraph-rsid="0019672f"/>
    </style:style>
    <style:style style:name="P20" style:family="paragraph" style:parent-style-name="Standard">
      <style:paragraph-properties fo:text-align="start" style:justify-single-word="false"/>
      <style:text-properties officeooo:rsid="00257815" officeooo:paragraph-rsid="00257815"/>
    </style:style>
    <style:style style:name="T1" style:family="text">
      <style:text-properties officeooo:rsid="0018bb9d"/>
    </style:style>
    <style:style style:name="T2" style:family="text">
      <style:text-properties officeooo:rsid="001a003e"/>
    </style:style>
    <style:style style:name="T3" style:family="text">
      <style:text-properties officeooo:rsid="001ba8c1"/>
    </style:style>
    <style:style style:name="T4" style:family="text">
      <style:text-properties officeooo:rsid="001d90c6"/>
    </style:style>
    <style:style style:name="T5" style:family="text">
      <style:text-properties officeooo:rsid="001df376"/>
    </style:style>
    <style:style style:name="T6" style:family="text">
      <style:text-properties fo:color="#000000" fo:font-size="12pt"/>
    </style:style>
    <style:style style:name="T7" style:family="text">
      <style:text-properties fo:color="#000000" officeooo:rsid="001d90c6"/>
    </style:style>
    <style:style style:name="T8" style:family="text">
      <style:text-properties fo:font-size="12pt"/>
    </style:style>
    <style:style style:name="T9" style:family="text">
      <style:text-properties officeooo:rsid="00213046"/>
    </style:style>
    <style:style style:name="T10" style:family="text">
      <style:text-properties officeooo:rsid="0021fe8c"/>
    </style:style>
    <style:style style:name="T11" style:family="text">
      <style:text-properties officeooo:rsid="002306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o Físico DB Sistema de Envió de Paquetes</text:p>
      <text:p text:style-name="P1"/>
      <text:p text:style-name="P2">CREATE SCHEMA <text:span text:style-name="T11">S</text:span>istemaEnvioDePaquetes;</text:p>
      <text:p text:style-name="P4">USE <text:s/><text:span text:style-name="T1">SistemaEnvioDePaquetes;</text:span></text:p>
      <text:p text:style-name="P4"/>
      <text:p text:style-name="P4">CREATE TABLE Codigo( </text:p>
      <text:p text:style-name="P5"><text:span text:style-name="T11">C</text:span>odigoPaquete CHAR(7) NOT NULL,</text:p>
      <text:p text:style-name="P5"><text:span text:style-name="T11">C</text:span>odigoRuta CHAR(7) NOT NULL</text:p>
      <text:p text:style-name="P5">);</text:p>
      <text:p text:style-name="P5"/>
      <text:p text:style-name="P10">CREATE TABLE Tarifa(</text:p>
      <text:p text:style-name="P10"><text:span text:style-name="T11">T</text:span>arifaOperacionGlobal DOUBLE NOT NULL,</text:p>
      <text:p text:style-name="P10"><text:span text:style-name="T11">P</text:span>recioLibraGlobal DOUBLE NOT NULL,</text:p>
      <text:p text:style-name="P10"><text:span text:style-name="T11">C</text:span>uotaPriorizacionGlobal DOUBLE NOT NULL</text:p>
      <text:p text:style-name="P10">);</text:p>
      <text:p text:style-name="P5"/>
      <text:p text:style-name="P4"><text:bookmark-start text:name="__DdeLink__481_2438483824"/>CREATE TABLE Usuario(</text:p>
      <text:p text:style-name="P20">Nombre VARCHAR(30) NOT NULL,</text:p>
      <text:p text:style-name="P20">Apellido VARCHAR(30) NOT NULL,</text:p>
      <text:p text:style-name="P4"><text:span text:style-name="T11">N</text:span>ombreUsuario VARCHAR(25) NOT NULL,</text:p>
      <text:p text:style-name="P4"><text:span text:style-name="T11">C</text:span>ontrasena VARCHAR(25) NOT NULL,</text:p>
      <text:p text:style-name="P4"><text:span text:style-name="T11">T</text:span>ipo VARCHAR(13) NOT NULL,</text:p>
      <text:p text:style-name="P4"><text:span text:style-name="T11">A</text:span>ctivo BOOLEAN NOT NULL,</text:p>
      <text:p text:style-name="P4">CONSTRAINT PK_NOMBRE_USUARIO PRIMARY KEY(<text:span text:style-name="T11">N</text:span>ombreUsuario)</text:p>
      <text:p text:style-name="P4">);<text:bookmark-end text:name="__DdeLink__481_2438483824"/></text:p>
      <text:p text:style-name="P4"/>
      <text:p text:style-name="P6">CREATE TABLE Administrador(</text:p>
      <text:p text:style-name="P6"><text:span text:style-name="T11">N</text:span>ombre VARCHAR(30) NOT NULL, </text:p>
      <text:p text:style-name="P6"><text:span text:style-name="T11">A</text:span>pellido VARCHAR(30) NOT NULL, </text:p>
      <text:p text:style-name="P6"><text:span text:style-name="T11">N</text:span>ombre<text:span text:style-name="T11">U</text:span>suario VARCHAR(25) NOT NULL, </text:p>
      <text:p text:style-name="P6">CONSTRAINT PK_NOMBRE_USUARIO PRIMARY KEY(<text:span text:style-name="T11">N</text:span>ombre<text:span text:style-name="T11">U</text:span>suario),</text:p>
      <text:p text:style-name="P6">CONSTRAINT FK_USUARIO_ADMINISTRADOR_NOMBRE_USUARIO FOREIGN KEY(<text:span text:style-name="T11">N</text:span>ombreUsuario) </text:p>
      <text:p text:style-name="P6">REFERENCES Usuario(<text:span text:style-name="T11">N</text:span>ombreUsuario)</text:p>
      <text:p text:style-name="P6">);</text:p>
      <text:p text:style-name="P3"><text:soft-page-break/></text:p>
      <text:p text:style-name="P3"/>
      <text:p text:style-name="P4">CREATE TABLE Operador(</text:p>
      <text:p text:style-name="P4"><text:span text:style-name="T11">N</text:span>ombre VARCHAR(30) NOT NULL,</text:p>
      <text:p text:style-name="P4"><text:span text:style-name="T11">A</text:span>pellido VARCHAR(30) NOT NULL,</text:p>
      <text:p text:style-name="P4"><text:span text:style-name="T11">N</text:span>ombreUsuario VARCHAR(25) NOT NULL,</text:p>
      <text:p text:style-name="P4">CONSTRAINT PK_NOMBRE_USUARIO PRIMARY KEY(<text:span text:style-name="T11">N</text:span>ombreUsuario),</text:p>
      <text:p text:style-name="P4">CONSTRAINT FK_USUARIO_<text:span text:style-name="T3">OPERADOR</text:span>_NOMBRE_USUARIO FOREIG<text:span text:style-name="T2">N</text:span> KEY(<text:span text:style-name="T11">N</text:span>ombreUsuario) </text:p>
      <text:p text:style-name="P4">REFERENCES Usuario(<text:span text:style-name="T11">N</text:span>ombreUsuario)</text:p>
      <text:p text:style-name="P4">);</text:p>
      <text:p text:style-name="P4"/>
      <text:p text:style-name="P6">CREATE TABLE <text:span text:style-name="T3">Recepcionista</text:span>(</text:p>
      <text:p text:style-name="P6"><text:span text:style-name="T11">N</text:span>ombre VARCHAR(30) NOT NULL,</text:p>
      <text:p text:style-name="P6"><text:span text:style-name="T11">A</text:span>pellido VARCHAR(30) NOT NULL,</text:p>
      <text:p text:style-name="P6"><text:span text:style-name="T11">N</text:span>ombreUsuario VARCHAR(25) NOT NULL,</text:p>
      <text:p text:style-name="P6">CONSTRAINT PK_NOMBRE_USUARIO PRIMARY KEY(<text:span text:style-name="T11">N</text:span>ombreUsuario),</text:p>
      <text:p text:style-name="P6">CONSTRAINT FK_USUARIO_<text:span text:style-name="T3">RECEPCIONISTA</text:span>_NOMBRE_USUARIO FOREIG<text:span text:style-name="T2">N</text:span> KEY(<text:span text:style-name="T11">N</text:span>ombreUsuario) </text:p>
      <text:p text:style-name="P6">REFERENCES Usuario(<text:span text:style-name="T11">N</text:span>ombreUsuario)</text:p>
      <text:p text:style-name="P6">);</text:p>
      <text:p text:style-name="P6"/>
      <text:p text:style-name="P11">CREATE TABLE Ruta(</text:p>
      <text:p text:style-name="P11"><text:span text:style-name="T11">C</text:span>odigo CHAR(7) NOT NULL,</text:p>
      <text:p text:style-name="P11"><text:span text:style-name="T11">N</text:span>ombre VARCHAR(30),</text:p>
      <text:p text:style-name="P11"><text:span text:style-name="T11">D</text:span>estino VARCHAR(30) NOT NULL,</text:p>
      <text:p text:style-name="P11"><text:span text:style-name="T11">C</text:span>uotaDestino DOUBLE NOT NULL,</text:p>
      <text:p text:style-name="P11"><text:span text:style-name="T11">A</text:span>ctiva BOOLEAN NOT NULL,</text:p>
      <text:p text:style-name="P11">CONSTRAINT PK_CODIGO_RUTA PRIMARY KEY(<text:span text:style-name="T11">C</text:span>odigo)</text:p>
      <text:p text:style-name="P11">);</text:p>
      <text:p text:style-name="P10"/>
      <text:p text:style-name="P11">CREATE TABLE PuntoDeControl(</text:p>
      <text:p text:style-name="P11"><text:span text:style-name="T11">C</text:span>odigo INT NOT NULL,</text:p>
      <text:p text:style-name="P11"><text:span text:style-name="T11">C</text:span>odigoRuta CHAR(7) NOT NULL,</text:p>
      <text:p text:style-name="P11"><text:span text:style-name="T11">N</text:span>ombre VARCHAR(30) NOT NULL,</text:p>
      <text:p text:style-name="P11"><text:span text:style-name="T11">T</text:span>arifaOperacion DOUBLE NOT NULL,</text:p>
      <text:p text:style-name="P11"><text:soft-page-break/><text:span text:style-name="T11">C</text:span>antidadPaquetesCola INT NOT NULL,</text:p>
      <text:p text:style-name="P11"><text:span text:style-name="T11">O</text:span>peradorAsignado VAR<text:span text:style-name="T5">C</text:span>HAR(25) NOT NULL,</text:p>
      <text:p text:style-name="P11"><text:span text:style-name="T11">U</text:span>ltimoPuntoDeControl BOOLEAN NOT NULL,</text:p>
      <text:p text:style-name="P11">CONSTRAINT PK_CODIGO_PUNTO_CONTROL PRIMARY KEY(<text:span text:style-name="T11">C</text:span>odigo, <text:span text:style-name="T11">C</text:span>odigoRuta),</text:p>
      <text:p text:style-name="P7">CONSTRAINT FK_<text:span text:style-name="T5">RUTA</text:span>_<text:span text:style-name="T5">CODIGO_RUTA</text:span> FOREIGN KEY(<text:span text:style-name="T11">CodigoRuta</text:span>) </text:p>
      <text:p text:style-name="P7">REFERENCES <text:span text:style-name="T5">Ruta</text:span>(<text:span text:style-name="T11">Codigo</text:span>)</text:p>
      <text:p text:style-name="P14">);</text:p>
      <text:p text:style-name="P11"/>
      <text:p text:style-name="P14">CREATE TABLE Cliente(</text:p>
      <text:p text:style-name="P14">NIT VARCHAR(9) NOT NULL,</text:p>
      <text:p text:style-name="P14"><text:span text:style-name="T11">A</text:span>pellido VARCHAR(30) NOT NULL,</text:p>
      <text:p text:style-name="P14"><text:span text:style-name="T11">N</text:span>ombre VARCHAR(30) NOT NULL,</text:p>
      <text:p text:style-name="P14"><text:span text:style-name="T11">C</text:span>iudad VARCHAR(30) NOT NULL,</text:p>
      <text:p text:style-name="P12">CONSTRAINT PK_<text:span text:style-name="T5">NIT</text:span> PRIMARY KEY(<text:span text:style-name="T5">NIT</text:span>)</text:p>
      <text:p text:style-name="P14">);</text:p>
      <text:p text:style-name="P14"/>
      <text:p text:style-name="P12">CREATE TABLE <text:span text:style-name="T5">Paquete</text:span>(</text:p>
      <text:p text:style-name="P12"><text:span text:style-name="T11">C</text:span>odigo <text:span text:style-name="T5">CHAR(7)</text:span> NOT NULL,</text:p>
      <text:p text:style-name="P12"><text:span text:style-name="T11">Nombre</text:span> <text:span text:style-name="T5">VAR</text:span>CHAR(<text:span text:style-name="T5">30</text:span>) NOT NULL,</text:p>
      <text:p text:style-name="P12"><text:span text:style-name="T11">Peso</text:span> <text:span text:style-name="T5">DOUBLE</text:span> NOT NULL,</text:p>
      <text:p text:style-name="P12"><text:span text:style-name="T11">Prioridad BOOLEAN</text:span> NOT NULL,</text:p>
      <text:p text:style-name="P12"><text:span text:style-name="T11">Destino</text:span> <text:span text:style-name="T5">VARCHAR(25) </text:span>NOT NULL,</text:p>
      <text:p text:style-name="P9"><text:span text:style-name="T11">PrecioDestino </text:span><text:span text:style-name="T6">DOUBLE</text:span><text:span text:style-name="T7"> NOT NULL,</text:span></text:p>
      <text:p text:style-name="P15"><text:span text:style-name="T11">PrecioPriorizacion </text:span><text:span text:style-name="T8">DOUBLE</text:span><text:span text:style-name="T4"> NOT NULL,</text:span></text:p>
      <text:p text:style-name="P14"><text:span text:style-name="T11">P</text:span>recioLibra <text:span text:style-name="T6">DOUBLE</text:span><text:span text:style-name="T7"> NOT NULL,</text:span></text:p>
      <text:p text:style-name="P14"><text:span text:style-name="T11">P</text:span>recioTotal <text:span text:style-name="T6">DOUBLE</text:span><text:span text:style-name="T7"> NOT NULL,</text:span></text:p>
      <text:p text:style-name="P14">NITCliente VARCHAR(9),</text:p>
      <text:p text:style-name="P12">CONSTRAINT PK_CODIGO_<text:span text:style-name="T5">PAQUETE</text:span> PRIMARY KEY(<text:span text:style-name="T11">C</text:span>odigo),</text:p>
      <text:p text:style-name="P7">CONSTRAINT FK_<text:span text:style-name="T5">CLIENTE_NIT</text:span> FOREIGN KEY(<text:span text:style-name="T5">NITCliente</text:span>) </text:p>
      <text:p text:style-name="P7">REFERENCES <text:span text:style-name="T5">Cliente</text:span>(<text:span text:style-name="T5">NIT</text:span>)</text:p>
      <text:p text:style-name="P14">);</text:p>
      <text:p text:style-name="P7"/>
      <text:p text:style-name="P16">CREATE TABLE PaqueteAsignadoRuta(</text:p>
      <text:p text:style-name="P17"><text:span text:style-name="T11">C</text:span>odigoPaquete CHAR(7) NOT NULL,</text:p>
      <text:p text:style-name="P17"><text:soft-page-break/><text:span text:style-name="T11">C</text:span>odigoRuta CHAR(7) NOT NULL,</text:p>
      <text:p text:style-name="P17"><text:span text:style-name="T11">P</text:span>untoDeControlActual <text:s/>INT NOT NULL,</text:p>
      <text:p text:style-name="P17"><text:span text:style-name="T11">E</text:span>nDestino BOOLEAN NOT NULL,</text:p>
      <text:p text:style-name="P17"><text:span text:style-name="T11">E</text:span>ntregado BOOLEAN NOT NULL,</text:p>
      <text:p text:style-name="P13">CONSTRAINT PK_CODIGO_<text:span text:style-name="T5">PAQUETE</text:span> PRIMARY KEY(<text:span text:style-name="T11">C</text:span>odigo<text:span text:style-name="T9">Paquete</text:span>),</text:p>
      <text:p text:style-name="P8">CONSTRAINT FK_<text:span text:style-name="T9">PAQUETE_CODIGO</text:span> FOREIGN KEY<text:span text:style-name="T9">(CodigoPaquete</text:span>) </text:p>
      <text:p text:style-name="P8">REFERENCES <text:span text:style-name="T9">Paquete</text:span>(<text:span text:style-name="T11">Codigo</text:span>),</text:p>
      <text:p text:style-name="P8">CONSTRAINT FK_<text:span text:style-name="T9">RUTA_CODIGO</text:span> FOREIGN KEY<text:span text:style-name="T9">(CodigoRuta</text:span>) </text:p>
      <text:p text:style-name="P8">REFERENCES <text:span text:style-name="T9">Ruta</text:span>(<text:span text:style-name="T11">Codigo</text:span>)</text:p>
      <text:p text:style-name="P17">);</text:p>
      <text:p text:style-name="P17"/>
      <text:p text:style-name="P17">CREATE TABLE PaquetePasaPuntoDeControl(</text:p>
      <text:p text:style-name="P17"><text:span text:style-name="T11">C</text:span>odigoPaquete CHAR(7) NOT NULL,</text:p>
      <text:p text:style-name="P17"><text:span text:style-name="T11">C</text:span>odigoPuntoDeControl INT NOT NULL,</text:p>
      <text:p text:style-name="P17"><text:span text:style-name="T11">T</text:span>arifaOperacion DOUBLE NOT NULL,</text:p>
      <text:p text:style-name="P17"><text:span text:style-name="T11">C</text:span>antidadHoras DOUBLE NOT NULL,</text:p>
      <text:p text:style-name="P17"><text:span text:style-name="T11">C</text:span>osto DOUBLE NOT NULL,</text:p>
      <text:p text:style-name="P17">finalizado <text:span text:style-name="T10">BOOLEAN NOT NULL,</text:span></text:p>
      <text:p text:style-name="P18">CONSTRAINT PK_CODIGO_PAQUETE PRIMARY KEY(<text:span text:style-name="T11">C</text:span>odigoPaquete),</text:p>
      <text:p text:style-name="P18">CONSTRAINT FK_PAQUETE_CODIGO_PUNTO_DE_CONTROL FOREIGN KEY(<text:span text:style-name="T11">C</text:span>odigoPaquete)</text:p>
      <text:p text:style-name="P18">REFERENCES Paquete(<text:span text:style-name="T11">C</text:span>odigo)</text:p>
      <text:p text:style-name="P18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6:27:15.714012268</meta:creation-date>
    <dc:date>2019-08-12T19:16:50.700201730</dc:date>
    <meta:editing-duration>PT4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10" meta:word-count="374" meta:character-count="3370" meta:non-whitespace-character-count="3093"/>
  </office:meta>
</office:document-meta>
</file>